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e2c3"/>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Practice</text:p>
      <text:p text:style-name="Text_20_body">Mick Chesterman https://orcid.org/0000-0002-8005-2390</text:p>
      <text:h text:style-name="Heading_20_2" text:outline-level="2"><text:bookmark-start text:name="introduction"/>Introduction<text:bookmark-end text:name="introduction"/></text:h>
      <text:p text:style-name="P2">The potential of digital game making are explored in depth in a review by Kafia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tSByyjPYCI"/>(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tSByyjPYCI"/>. The most prominent learning objective of making games in educational setting is to develop <text:span text:style-name="T1">coding and computing skills</text:span>. There are extensive studies on <text:span text:style-name="T1">game making to learn other subjects</text:span> common subjects include maths, biology and chemistry but diverse examples exist. Game making can also develop social skills, self reflection, cultural awareness and a range of technical abilities that allow participation in information society. Finally because, game making involves a systems 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z5Q8C0OdiK"/><text:span text:style-name="T7">(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z5Q8C0OdiK"/>.</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aesthetics of cuteness and the nostalgia around such games creates a potential for connection between younger and older players. The sustained popularity of retro games provides a possible entry point for more casual game players into game making cultures via amateur games publishing websites like itch.io <text:reference-mark-start text:name="ZOTERO_ITEM CSL_CITATION {&quot;citationID&quot;:&quot;zhunukxh&quot;,&quot;properties&quot;:{&quot;formattedCitation&quot;:&quot;(Garda, 2013)&quot;,&quot;plainCitation&quot;:&quot;(Garda, 2013)&quot;,&quot;noteIndex&quot;:0},&quot;citationItems&quot;:[{&quot;id&quot;:8404,&quot;uris&quot;:[&quot;http://zotero.org/users/1913249/items/5HLGSCTV&quot;],&quot;uri&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rMwqv7mOgV"/>(Garda, 2013)<text:reference-mark-end text:name="ZOTERO_ITEM CSL_CITATION {&quot;citationID&quot;:&quot;zhunukxh&quot;,&quot;properties&quot;:{&quot;formattedCitation&quot;:&quot;(Garda, 2013)&quot;,&quot;plainCitation&quot;:&quot;(Garda, 2013)&quot;,&quot;noteIndex&quot;:0},&quot;citationItems&quot;:[{&quot;id&quot;:8404,&quot;uris&quot;:[&quot;http://zotero.org/users/1913249/items/5HLGSCTV&quot;],&quot;uri&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rMwqv7mOgV"/>.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as a design research process in partnership with participants. I end with an overview of what I provisionally call the 3M game making learning design and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text:soft-page-break/>animation industry with the talent needed to succeed <text:reference-mark-start text:name="ZOTERO_ITEM CSL_CITATION {&quot;citationID&quot;:&quot;jbalbgzx&quot;,&quot;properties&quot;:{&quot;formattedCitation&quot;:&quot;(Livingstone and Hope, 2011)&quot;,&quot;plainCitation&quot;:&quot;(Livingstone and Hope, 2011)&quot;,&quot;noteIndex&quot;:0},&quot;citationItems&quot;:[{&quot;id&quot;:3303,&quot;uris&quot;:[&quot;http://zotero.org/users/1913249/items/VBXU3WDU&quot;],&quot;uri&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DKJrICqmhF"/>(Livingstone and Hope, 2011)<text:reference-mark-end text:name="ZOTERO_ITEM CSL_CITATION {&quot;citationID&quot;:&quot;jbalbgzx&quot;,&quot;properties&quot;:{&quot;formattedCitation&quot;:&quot;(Livingstone and Hope, 2011)&quot;,&quot;plainCitation&quot;:&quot;(Livingstone and Hope, 2011)&quot;,&quot;noteIndex&quot;:0},&quot;citationItems&quot;:[{&quot;id&quot;:3303,&quot;uris&quot;:[&quot;http://zotero.org/users/1913249/items/VBXU3WDU&quot;],&quot;uri&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DKJrICqmhF"/>. The top recommendations were to include computer science in core curriculum, introduce a new Computing GCSE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yyshtqjr&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3NgoI5k1tT"/>(Waite, 2017)<text:reference-mark-end text:name="ZOTERO_ITEM CSL_CITATION {&quot;citationID&quot;:&quot;yyshtqjr&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3NgoI5k1tT"/>, returned to the subject of game making as a way of increasing engagement in the process of coding. The review highlighted several area of promise which needed more research: using games for engagement, use of game patterns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namely: that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A key grassroots group addressing issues of inclusion in UK computing it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 resources created by the network and they have he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issues to include cultural exclusion. Recent studies study the use of games and playful techniques to overcome exclusion from the culture of computing <text:reference-mark-start text:name="ZOTERO_ITEM CSL_CITATION {&quot;citationID&quot;:&quot;prwlykvr&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sQgbZCVqPh"/>(Kafai et al., 2017; Kafai and Burke, 2014)<text:reference-mark-end text:name="ZOTERO_ITEM CSL_CITATION {&quot;citationID&quot;:&quot;prwlykvr&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sQgbZCVqPh"/>. If students feel excluded from the school cultures then making bridges to home cultures is vital. One way to make those connections to home cultures is to allow for more choice of what can be incorporated into computing projects. 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 These benefits also feature within an teaching framework focused on inclusion called Universal Design for Learning (UDL).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of school that teachers can build on to help classroom work and to support the motivation of learners. Researchers found that <text:soft-page-break/>Latino home cultures, skills and traditions were hardly visible in mainstream school cultures, resulting in a form of deficit thinking about the performance of these communities <text:reference-mark-start text:name="ZOTERO_ITEM CSL_CITATION {&quot;citationID&quot;:&quot;huhlfeho&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2a9d43r2Xa"/>(Moll et al., 1992)<text:reference-mark-end text:name="ZOTERO_ITEM CSL_CITATION {&quot;citationID&quot;:&quot;huhlfeho&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2a9d43r2Xa"/>. Research by the UK National Literacy Trust <text:reference-mark-start text:name="ZOTERO_ITEM CSL_CITATION {&quot;citationID&quot;:&quot;jtjhgpgd&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3qBgRrRMSN"/>(2020)<text:reference-mark-end text:name="ZOTERO_ITEM CSL_CITATION {&quot;citationID&quot;:&quot;jtjhgpgd&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3qBgRrRMSN"/> of 11-16 year olds found that 96% percent of boys and 65.2% of girls play video games. This study shows that while there is a disparity between genders, game playing is still very widespread. Young people are unlikely to be part of a household where no games are played. Thus, even if not all young people play games they are very likely have knowledge of the conventions and culture of video games.</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gutrzqtc&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IqGIF8zpVC"/>(2014)<text:reference-mark-end text:name="ZOTERO_ITEM CSL_CITATION {&quot;citationID&quot;:&quot;gutrzqtc&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IqGIF8zpVC"/>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citationID&quot;:&quot;ezfxdzbw&quot;,&quot;properties&quot;:{&quot;formattedCitation&quot;:&quot;(Barron and Darling-Hammond, 2008)&quot;,&quot;plainCitation&quot;:&quot;(Barron and Darling-Hammond, 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yHwFTNqIrT"/>(Barron and Darling-Hammond, 2008)<text:reference-mark-end text:name="ZOTERO_ITEM CSL_CITATION {&quot;citationID&quot;:&quot;ezfxdzbw&quot;,&quot;properties&quot;:{&quot;formattedCitation&quot;:&quot;(Barron and Darling-Hammond, 2008)&quot;,&quot;plainCitation&quot;:&quot;(Barron and Darling-Hammond, 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yHwFTNqIrT"/>. For game making this authenticity or realness can be seen in both the tangible, shareable nature of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0Lr72wKzqy"/>(2020)<text:reference-mark-end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0Lr72wKzqy"/>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unhalting and comfortable the speaker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game play feel of game mechanics just right. The process of adding different graphics and audio assets into games returns a high reward for students in terms of their efforts. These factors contribute to games being a good vehicle to <text:soft-page-break/>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e characteristics of two tools provided key benefits that supported.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2">Phaser</text:span> is a javascript game making library. To teach it I ask learners to code games a web coding environment called a code playground called Glitch.com. Code playgrounds are a tool used by both expert and novice coders to share examples of code that can be edited and preview online. A key feature is the ability to make changes in code and quickly see the new results appear in the live game. The drawback of using real web technology is its complexity. Many mistakes are possible which break the game completely. Luckily Glitch has the ability rewind and undo your changes via an easy to use timeline of your project.</text:p>
      <text:p text:style-name="Text_20_body"><text:span text:style-name="T2">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vztxzrme&quot;,&quot;properties&quot;:{&quot;formattedCitation&quot;:&quot;(Brown, 1992)&quot;,&quot;plainCitation&quot;:&quot;(Brown, 1992)&quot;,&quot;noteIndex&quot;:0},&quot;citationItems&quot;:[{&quot;id&quot;:1416,&quot;uris&quot;:[&quot;http://zotero.org/users/1913249/items/Z9ZV6H5T&quot;],&quot;uri&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QMN7XpDZxS"/>(Brown, 1992)<text:reference-mark-end text:name="ZOTERO_ITEM CSL_CITATION {&quot;citationID&quot;:&quot;vztxzrme&quot;,&quot;properties&quot;:{&quot;formattedCitation&quot;:&quot;(Brown, 1992)&quot;,&quot;plainCitation&quot;:&quot;(Brown, 1992)&quot;,&quot;noteIndex&quot;:0},&quot;citationItems&quot;:[{&quot;id&quot;:1416,&quot;uris&quot;:[&quot;http://zotero.org/users/1913249/items/Z9ZV6H5T&quot;],&quot;uri&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QMN7XpDZxS"/>. Design based research is a varied discipline which can take a multitude of forms <text:reference-mark-start text:name="ZOTERO_ITEM CSL_CITATION {&quot;citationID&quot;:&quot;gbqfqnzh&quot;,&quot;properties&quot;:{&quot;formattedCitation&quot;:&quot;(McKenney and Reeves, 2021)&quot;,&quot;plainCitation&quot;:&quot;(McKenney and Reeves, 2021)&quot;,&quot;noteIndex&quot;:0},&quot;citationItems&quot;:[{&quot;id&quot;:8429,&quot;uris&quot;:[&quot;http://zotero.org/users/1913249/items/IWREULVT&quot;],&quot;uri&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rjpH1IGuaP"/>(McKenney and Reeves, 2021)<text:reference-mark-end text:name="ZOTERO_ITEM CSL_CITATION {&quot;citationID&quot;:&quot;gbqfqnzh&quot;,&quot;properties&quot;:{&quot;formattedCitation&quot;:&quot;(McKenney and Reeves, 2021)&quot;,&quot;plainCitation&quot;:&quot;(McKenney and Reeves, 2021)&quot;,&quot;noteIndex&quot;:0},&quot;citationItems&quot;:[{&quot;id&quot;:8429,&quot;uris&quot;:[&quot;http://zotero.org/users/1913249/items/IWREULVT&quot;],&quot;uri&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rjpH1IGuaP"/>. The core elements include: research as an intervention, iteration, involvement of participants in the evolution of designs, a flexibility of research outcome based on how events unfold <text:reference-mark-start text:name="ZOTERO_ITEM CSL_CITATION {&quot;citationID&quot;:&quot;aipvgrmm&quot;,&quot;properties&quot;:{&quot;formattedCitation&quot;:&quot;(Easterday et al., 2014)&quot;,&quot;plainCitation&quot;:&quot;(Easterday et al., 2014)&quot;,&quot;noteIndex&quot;:0},&quot;citationItems&quot;:[{&quot;id&quot;:8400,&quot;uris&quot;:[&quot;http://zotero.org/users/1913249/items/Q4DDFYFG&quot;],&quot;uri&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972WdIQ2uh"/>(Easterday et al., 2014)<text:reference-mark-end text:name="ZOTERO_ITEM CSL_CITATION {&quot;citationID&quot;:&quot;aipvgrmm&quot;,&quot;properties&quot;:{&quot;formattedCitation&quot;:&quot;(Easterday et al., 2014)&quot;,&quot;plainCitation&quot;:&quot;(Easterday et al., 2014)&quot;,&quot;noteIndex&quot;:0},&quot;citationItems&quot;:[{&quot;id&quot;:8400,&quot;uris&quot;:[&quot;http://zotero.org/users/1913249/items/Q4DDFYFG&quot;],&quot;uri&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972WdIQ2uh"/>. One of the key motivations of this approach is to produce educational research that has a high utility for practitioners in that it which develops theory that is rooted in contextual practice.</text:p>
      <text:p text:style-name="Text_20_body">Barab and Squire <text:reference-mark-start text:name="ZOTERO_ITEM CSL_CITATION {&quot;citationID&quot;:&quot;epqsitfx&quot;,&quot;properties&quot;:{&quot;formattedCitation&quot;:&quot;(2004)&quot;,&quot;plainCitation&quot;:&quot;(2004)&quot;,&quot;noteIndex&quot;:0},&quot;citationItems&quot;:[{&quot;id&quot;:2424,&quot;uris&quot;:[&quot;http://zotero.org/users/1913249/items/4AWFP7ZD&quot;],&quot;uri&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ptC9dDd9iX"/>(2004)<text:reference-mark-end text:name="ZOTERO_ITEM CSL_CITATION {&quot;citationID&quot;:&quot;epqsitfx&quot;,&quot;properties&quot;:{&quot;formattedCitation&quot;:&quot;(2004)&quot;,&quot;plainCitation&quot;:&quot;(2004)&quot;,&quot;noteIndex&quot;:0},&quot;citationItems&quot;:[{&quot;id&quot;:2424,&quot;uris&quot;:[&quot;http://zotero.org/users/1913249/items/4AWFP7ZD&quot;],&quot;uri&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ptC9dDd9iX"/> describe the messiness of design 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As this is early <text:soft-page-break/>presentation of results I try to strike a balance which stays concrete but which also pulls from my observations a framework which may translatable in to other game-making and creative project based approaches.</text:p>
      <text:p text:style-name="Text_20_body">To address my research interests of engagement, autonomy in the design of the experiment I started from a very open starting position. The main intervention was to lead a workshop with participants challenged to make a simple computer game. Beyond this little was decided in in advance with the goal being to respond to the context of the learning environment.</text:p>
      <text:p text:style-name="Text_20_body">I AM NOT SURE HOW MUCH DETAIL OR WHAT EXACTLY TO INCLUDE IN THIS SECTION.</text:p>
      <text:p text:style-name="Text_20_body">My current game making designs have emerged from several iterations of experimentation. The main experimental team consisted of Home Educating families and local primary schools with Year 6 (10-11 year old) classes. For some iterations of the design I also worked with undergraduate students who acted to support the game-making workshops. Through informal responses, direct feedback, and structured evaluation all participants acted as research partners as I acted on their reactions to design the next iteration of the game making program.</text:p>
      <text:h text:style-name="Heading_20_2" text:outline-level="2"><text:bookmark-start text:name="overview-of-the-3m-game-making-learning-design"/>Overview of The 3M Game Making Learning Design<text:bookmark-end text:name="overview-of-the-3m-game-making-learning-design"/></text:h>
      <text:p text:style-name="First_20_paragraph">The section outlines the main features of the 3M model which comprises of <text:span text:style-name="T1">missions, maps and motivational methods</text:span>. This learning design could can be applied a variety of game making software. The resources I have created for MakeCode Arcade<text:note text:id="ftn4" text:note-class="footnote"><text:note-citation>4</text:note-citation><text:note-body><text:p text:style-name="Footnote">https://mickfuzz.github.io/makecode-platformer-101/</text:p></text:note-body></text:note> and Phaser<text:note text:id="ftn5" text:note-class="footnote"><text:note-citation>5</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is to of increase user choice and give players more agency. To mirror this approach, the main challenge of the 3M model is to create a playable game around a theme for a real or imagined audience. The incremental missions of the my implementations of 3M model involve adding game features. This approach steers students towards developing the use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text:span text:style-name="T2">???</text:span>). You can find out what kind of game player you are with an online test.<text:note text:id="ftn6" text:note-class="footnote"><text:note-citation>6</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text:soft-page-break/>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7" text:note-class="footnote"><text:note-citation>7</text:note-citation><text:note-body><text:p text:style-name="Footnote">https://mickfuzz.github.io/makecode-platformer-101/missions</text:p></text:note-body></text:note></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ezaviely&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jHxYaG9pFb"/>(Lee et al., 2011)<text:reference-mark-end text:name="ZOTERO_ITEM CSL_CITATION {&quot;citationID&quot;:&quot;ezaviely&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jHxYaG9pFb"/>.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 In my research I found that providing a set of limited options but allowing student to choose their own pathway had a immediate positive effect on the motivation and general energy level of learner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324807073" text:style-name="L1">
        <text:list-item>
          <text:p text:style-name="P3"><text:span text:style-name="T2">Name of Game Design Pattern:</text:span> Jumping on Enemies to Zap them</text:p>
        </text:list-item>
        <text:list-item>
          <text:p text:style-name="P3"><text:span text:style-name="T2">Type Pattern:</text:span> Game Mechanic</text:p>
        </text:list-item>
        <text:list-item>
          <text:p text:style-name="P3"><text:soft-page-break/><text:span text:style-name="T2">Description:</text:span> If the player is descending from a jump when they touch the enemy the player is zapped and in this case disappears.</text:p>
        </text:list-item>
        <text:list-item>
          <text:p text:style-name="P3"><text:span text:style-name="T2">Need for Pattern:</text:span> Enemies create challenge and being able to jump on an enemy is a good way of clearing the area you want to explore or to be able to jump up to a high platform.</text:p>
        </text:list-item>
        <text:list-item>
          <text:p text:style-name="P3"><text:span text:style-name="T2">Coding Concepts involved:</text:span> Arrays<text:note text:id="ftn8" text:note-class="footnote"><text:note-citation>8</text:note-citation><text:note-body><text:p text:style-name="Footnote">https://mickfuzz.github.io/makecode-platformer-101/learningDimensions#arrays</text:p></text:note-body></text:note>, Change Listener<text:note text:id="ftn9" text:note-class="footnote"><text:note-citation>9</text:note-citation><text:note-body><text:p text:style-name="Footnote">https://mickfuzz.github.io/makecode-platformer-101/learningDimensions#change-listener</text:p></text:note-body></text:note></text:p>
        </text:list-item>
        <text:list-item>
          <text:p text:style-name="P3"><text:span text:style-name="T2">Links to other Computing Patterns:</text:span> Systems Dynamics<text:note text:id="ftn10" text:note-class="footnote"><text:note-citation>10</text:note-citation><text:note-body><text:p text:style-name="Footnote">https://mickfuzz.github.io/makecode-platformer-101/learningDimensions#systems-dynamics</text:p></text:note-body></text:note></text:p>
        </text:list-item>
        <text:list-item>
          <text:p text:style-name="P3"><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them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You can vary how much detail you provide in supporting documents to suit the challenge level for students. I work with young coders, thus I normally provide significant coding scaffolding. Once learners have built familiarity with code structures, processes and the coding environment, I provide less complete code examples.</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on that area, you can map the learning happening in an authentic activity. When researching hands-on tinkering in Science museums Bevan and Petrich <text:reference-mark-start text:name="ZOTERO_ITEM CSL_CITATION {&quot;citationID&quot;:&quot;fuohxxwm&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80hysJDXfB"/>(2013)<text:reference-mark-end text:name="ZOTERO_ITEM CSL_CITATION {&quot;citationID&quot;:&quot;fuohxxwm&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80hysJDXfB"/>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17421421158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174214267728">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ext:soft-page-break/>
        <table:table-row table:style-name="TableLine9417421426867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17421426942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174214270272">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17421427131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174214272224">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17421427318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174214274144">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As learners traced a trail between the different island/missions they had visited, the map provoked learners to reflect on their journey and progress.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citationID&quot;:&quot;rsdpmvse&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2DcxoT8duD"/>(Kaloti-Hallak et al., 2015)<text:reference-mark-end text:name="ZOTERO_ITEM CSL_CITATION {&quot;citationID&quot;:&quot;rsdpmvse&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2DcxoT8duD"/>.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ext:soft-page-break/>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xml:id="list3163016060"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pporting-resources"/>Supporting Resources<text:bookmark-end text:name="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P4">MakeCode Arcade Resources</text:p>
      <text:p text:style-name="Text_20_body">All of the following resources are available and can be contributed to as part of a collaborative online documentation repository.<text:note text:id="ftn11" text:note-class="footnote"><text:note-citation>11</text:note-citation><text:note-body><text:p text:style-name="Footnote">https://mickfuzz.github.io/makecode-platformer-101</text:p></text:note-body></text:note></text:p>
      <text:list xml:id="list3919345688" text:style-name="L3">
        <text:list-item>
          <text:p text:style-name="P6">A broken game to fix and printable cards offering quick changes to core design patterns. This is the starting activity.<text:note text:id="ftn12" text:note-class="footnote"><text:note-citation>12</text:note-citation><text:note-body><text:p text:style-name="Footnote">http://tiny.cc/mc-quick-start-cards</text:p></text:note-body></text:note></text:p>
        </text:list-item>
        <text:list-item>
          <text:p text:style-name="P6">An online interactive grid of all game design patterns which link to more detailed step by step implementation instructions.<text:note text:id="ftn13" text:note-class="footnote"><text:note-citation>13</text:note-citation><text:note-body><text:p text:style-name="Footnote">https://mca-platformer-examples.glitch.me/</text:p></text:note-body></text:note></text:p>
        </text:list-item>
        <text:list-item>
          <text:p text:style-name="P6">Printable online documents which describe game design patterns detail how to implement them.<text:note text:id="ftn14" text:note-class="footnote"><text:note-citation>14</text:note-citation><text:note-body><text:p text:style-name="Footnote">https://mickfuzz.github.io/makecode-platformer-101/gamePatterns</text:p></text:note-body></text:note></text:p>
        </text:list-item>
        <text:list-item>
          <text:p text:style-name="P6">A map of learning dimensions learners are likely to encounter when making games. <text:soft-page-break/>These are grouped as coding concepts, systems patterns and design practices.<text:note text:id="ftn15" text:note-class="footnote"><text:note-citation>15</text:note-citation><text:note-body><text:p text:style-name="Footnote">https://mickfuzz.github.io/makecode-platformer-101/learningDimensions</text:p></text:note-body></text:note></text:p>
        </text:list-item>
        <text:list-item>
          <text:p text:style-name="P6">To suit learners that like a methodical approach, a step by step tutorial explaining how to build game code from first principles is available.<text:note text:id="ftn16" text:note-class="footnote"><text:note-citation>16</text:note-citation><text:note-body><text:p text:style-name="Footnote">http://tiny.cc/mc-platformer-tutorial</text:p></text:note-body></text:note></text:p>
        </text:list-item>
        <text:list-item>
          <text:p text:style-name="P6">A five week course adaptable by teachers contains some of the motivational.<text:note text:id="ftn17" text:note-class="footnote"><text:note-citation>17</text:note-citation><text:note-body><text:p text:style-name="Footnote">https://mickfuzz.github.io/makecode-platformer-101/groupCourse</text:p></text:note-body></text:note></text:p>
        </text:list-item>
      </text:list>
      <text:h text:style-name="Heading_20_3" text:outline-level="3"><text:bookmark-start text:name="phaser-and-glitch.com-resources"/>Phaser and Glitch.com Resources<text:bookmark-end text:name="phaser-and-glitch.com-resources"/></text:h>
      <text:p text:style-name="First_20_paragraph">Similar resources exist for text-based coding using the Phaser framework. The resources use screenshots of the glitch.com code playground. The resources include:</text:p>
      <text:list xml:id="list3853488192" text:style-name="L4">
        <text:list-item>
          <text:p text:style-name="P7">A splash page for Phaser / Glitch resources. This contains links to print outs, tutorials and activities.<text:note text:id="ftn18" text:note-class="footnote"><text:note-citation>18</text:note-citation><text:note-body><text:p text:style-name="Footnote">https://glitch-game-makers-manual.glitch.me/</text:p></text:note-body></text:note></text:p>
        </text:list-item>
        <text:list-item>
          <text:p text:style-name="P7">An interactive starting template and grid of game design patterns.<text:note text:id="ftn19" text:note-class="footnote"><text:note-citation>19</text:note-citation><text:note-body><text:p text:style-name="Footnote">https://ggc-examples.glitch.me/</text:p></text:note-body></text:not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p text:style-name="Text_20_body"/>
      <text:p text:style-name="P8"/>
      <text:section text:style-name="Sect1" text:name="ZOTERO_BIBL {&quot;uncited&quot;:[],&quot;omitted&quot;:[],&quot;custom&quot;:[]} CSL_BIBLIOGRAPHY RNDBqBU3Ybi5M">
        <text:p text:style-name="Bibliography_20_1">Barab, S., Squire, K., 2004. Design-Based Research: Putting a Stake in the Ground. Journal of the Learning Sciences 13, 1–14. https://doi.org/10.1207/s15327809jls1301_1</text:p>
        <text:p text:style-name="Bibliography_20_1">Barron, B., Darling-Hammond, L., 2008. Teaching for meaningful learning: A review of research on inquiry-based and cooperative learning. Book excerpt. George Lucas Educational Foundation.</text:p>
        <text:p text:style-name="Bibliography_20_1">Brown, A.L., 1992. Design experiments: Theoretical and methodological challenges in creating complex interventions in classroom settings. The journal of the learning sciences 2, 141–178.</text:p>
        <text:p text:style-name="Bibliography_20_1">Denner, J., Werner, L., Campe, S., Ortiz, E., 2014. Using Game Mechanics to Measure What Students Learn from Programming Games. IJGBL 4, 13–22. https://doi.org/10.4018/ijgbl.2014070102</text:p>
        <text:p text:style-name="Bibliography_20_1">Easterday, M.W., Lewis, D.R., Gerber, E.M., 2014. Design-Based Research Process: Problems, Phases, and Applications.</text:p>
        <text:p text:style-name="Bibliography_20_1">Garda, M.B., 2013. Nostalgia in Retro Game Design., in: DiGRA Conference. Citeseer.</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https://doi.org/10.1080/00461520.2015.1124022</text:p>
        <text:p text:style-name="Bibliography_20_1">Kaloti-Hallak, F., Armoni, M., Ben-Ari, M. (Moti), 2015. Students’ Attitudes and Motivation During Robotics Activities, in: Proceedings of the Workshop in Primary and Secondary Computing Education. Presented at the WiPSCE ’15: Workshop in Primary and Secondary Computing Education, ACM, London United Kingdom, pp. 102–110. https://doi.org/10.1145/2818314.2818317</text:p>
        <text:p text:style-name="Bibliography_20_1">Lee, I., Martin, F., Denner, J., Coulter, B., Allan, W., Erickson, J., Malyn-Smith, J., Werner, L., 2011. Computational Thinking for Youth in Practice. ACM Inroads 2, 32–37. https://doi.org/10.1145/1929887.1929902</text:p>
        <text:p text:style-name="Bibliography_20_1">Livingstone, I., Hope, A., 2011. Next Gen: Transforming the UK into the world’s leading talent hub for the video games and visual effects industries. National Endowment for Science, Technology and the Arts (NESTA), London, UK.</text:p>
        <text:p text:style-name="Bibliography_20_1">McKenney, S., Reeves, T.C., 2021. Educational design research: Portraying, conducting, and enhancing productive scholarship. Medical Education 55, 82–92. https://doi.org/10.1111/medu.14280</text:p>
        <text:p text:style-name="Bibliography_20_1">Moll, L.C., Amanti, C., Neff, D., Gonzalez, N., 1992. Funds of Knowledge for Teaching: Using a Qualitative Approach to Connect Homes and Classrooms. Theory into Practice 31, 132–141.</text:p>
        <text:p text:style-name="Bibliography_20_1">Petrich, M., Wilkinson, K., Bevan, B., 2013. It looks like fun but are they learning? Design, Make, Play: Growing the Next Generation of STEM Innovators 50.</text:p>
        <text:p text:style-name="Bibliography_20_1"><text:soft-page-break/>Picton, I., Clark, C., Judge, T., 2020. Video game playing and literacy: a survey of young people aged 11 to 16. National Literacy Trust.</text:p>
        <text:p text:style-name="Bibliography_20_1">Resnick, M., Rusk, N., 2020. Coding at a crossroads. Commun. ACM 63, 120–127. https://doi.org/10.1145/3375546</text:p>
        <text:p text:style-name="Bibliography_20_1">Tekinbaş, K.S., Torres, R., Wolozin, L., Rufo-Tepper, R., Shapiro, A., 2010. Quest to Learn: Developing the School for Digital Kids. The MIT Press, Cambridge, Mass.</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and Coding Fluency in Practice</dc:title>
    <dc:creator>Mick Chesterman</dc:creator>
    <dc:date>2022-03-25T11:36:19.733243982</dc:date>
    <meta:editing-duration>PT45S</meta:editing-duration>
    <meta:editing-cycles>1</meta:editing-cycles>
    <meta:document-statistic meta:table-count="1" meta:image-count="0" meta:object-count="0" meta:page-count="12" meta:paragraph-count="135" meta:word-count="5253" meta:character-count="34514" meta:non-whitespace-character-count="29424"/>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4yNmH2nJ"/&gt;&lt;style id="http://www.zotero.org/styles/elsevier-harvard" hasBibliography="1" bibliographyStyleHasBeenSet="1"/&gt;&lt;prefs&gt;&lt;pref name="fieldType" value="ReferenceMark"/&gt;&lt;/prefs&gt;&lt;/data&gt;</meta:user-defined>
  </office:meta>
</office:document-meta>
</file>